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Nº Registro</text:p>
          </table:table-cell>
          <table:table-cell office:value-type="string">
            <text:p>Medicamento</text:p>
          </table:table-cell>
          <table:table-cell office:value-type="string">
            <text:p>Laboratorio</text:p>
          </table:table-cell>
          <table:table-cell office:value-type="string">
            <text:p>Fecha Aut.</text:p>
          </table:table-cell>
          <table:table-cell office:value-type="string">
            <text:p>Estado</text:p>
          </table:table-cell>
          <table:table-cell office:value-type="string">
            <text:p>Fecha Estado</text:p>
          </table:table-cell>
          <table:table-cell office:value-type="string">
            <text:p>Cód. ATC</text:p>
          </table:table-cell>
          <table:table-cell office:value-type="string">
            <text:p>Principios Activos</text:p>
          </table:table-cell>
          <table:table-cell office:value-type="string">
            <text:p>Nº P. Activos</text:p>
          </table:table-cell>
          <table:table-cell office:value-type="string">
            <text:p>¿Comercializado?</text:p>
          </table:table-cell>
          <table:table-cell office:value-type="string">
            <text:p>¿Triangulo Amarillo?</text:p>
          </table:table-cell>
          <table:table-cell office:value-type="string">
            <text:p>Observaciones</text:p>
          </table:table-cell>
          <table:table-cell office:value-type="string">
            <text:p>¿Sustituible?</text:p>
          </table:table-cell>
          <table:table-cell office:value-type="string">
            <text:p>¿Afecta conducción?</text:p>
          </table:table-cell>
          <table:table-cell office:value-type="string">
            <text:p>¿Problemas de suministro?</text:p>
          </table:table-cell>
        </table:table-row>
        <table:table-row table:style-name="ro1">
          <table:table-cell office:value-type="string">
            <text:p>40537</text:p>
          </table:table-cell>
          <table:table-cell office:value-type="string">
            <text:p>INACID 25 mg CAPSULAS DURAS</text:p>
          </table:table-cell>
          <table:table-cell office:value-type="string">
            <text:p>H.A.C. Pharma</text:p>
          </table:table-cell>
          <table:table-cell office:value-type="string">
            <text:p>01/03/1965</text:p>
          </table:table-cell>
          <table:table-cell office:value-type="string">
            <text:p>Autorizado</text:p>
          </table:table-cell>
          <table:table-cell office:value-type="string">
            <text:p>01/03/1965</text:p>
          </table:table-cell>
          <table:table-cell office:value-type="string">
            <text:p>M01AB01</text:p>
          </table:table-cell>
          <table:table-cell office:value-type="string">
            <text:p>INDOMETACIN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7235</text:p>
          </table:table-cell>
          <table:table-cell office:value-type="string">
            <text:p>PASSIFLORINE SOLUCION ORAL</text:p>
          </table:table-cell>
          <table:table-cell office:value-type="string">
            <text:p>Chiesi España, S.A.</text:p>
          </table:table-cell>
          <table:table-cell office:value-type="string">
            <text:p>01/08/1925</text:p>
          </table:table-cell>
          <table:table-cell office:value-type="string">
            <text:p>Anulado</text:p>
          </table:table-cell>
          <table:table-cell office:value-type="string">
            <text:p>03/07/2017</text:p>
          </table:table-cell>
          <table:table-cell office:value-type="string">
            <text:p>N05CM</text:p>
          </table:table-cell>
          <table:table-cell office:value-type="string">
            <text:p>PASSIFLORA INCARNATA EXTO, SALIX ALBA EXTO, CRATAEGUS OXYACANTHA TINTURA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</text:p>
          </table:table-cell>
          <table:table-cell office:value-type="string">
            <text:p>Sin Receta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18329</text:p>
          </table:table-cell>
          <table:table-cell office:value-type="string">
            <text:p>TIOBARBITAL BRAUN 1 G</text:p>
          </table:table-cell>
          <table:table-cell office:value-type="string">
            <text:p>B. Braun Medical, S.A.</text:p>
          </table:table-cell>
          <table:table-cell office:value-type="string">
            <text:p>01/12/1952</text:p>
          </table:table-cell>
          <table:table-cell office:value-type="string">
            <text:p>Autorizado</text:p>
          </table:table-cell>
          <table:table-cell office:value-type="string">
            <text:p>01/12/1952</text:p>
          </table:table-cell>
          <table:table-cell office:value-type="string">
            <text:p>N01AF03</text:p>
          </table:table-cell>
          <table:table-cell office:value-type="string">
            <text:p>TIOPENTAL SODICO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Uso Hospitalario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33561</text:p>
          </table:table-cell>
          <table:table-cell office:value-type="string">
            <text:p>DIHYDERGOT COMPRIMIDOS</text:p>
          </table:table-cell>
          <table:table-cell office:value-type="string">
            <text:p>Amdipharm Limited</text:p>
          </table:table-cell>
          <table:table-cell office:value-type="string">
            <text:p>01/03/1960</text:p>
          </table:table-cell>
          <table:table-cell office:value-type="string">
            <text:p>Anulado</text:p>
          </table:table-cell>
          <table:table-cell office:value-type="string">
            <text:p>05/05/2015</text:p>
          </table:table-cell>
          <table:table-cell office:value-type="string">
            <text:p>N02CA01</text:p>
          </table:table-cell>
          <table:table-cell office:value-type="string">
            <text:p>DIHIDROERGOTAMINA MESILATO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34369</text:p>
          </table:table-cell>
          <table:table-cell office:value-type="string">
            <text:p>GLUCOSADA GRIFOLS 5% SOLUCION PARA PERFUSION</text:p>
          </table:table-cell>
          <table:table-cell office:value-type="string">
            <text:p>Laboratorios Grifols, S.A.</text:p>
          </table:table-cell>
          <table:table-cell office:value-type="string">
            <text:p>01/09/1960</text:p>
          </table:table-cell>
          <table:table-cell office:value-type="string">
            <text:p>Autorizado</text:p>
          </table:table-cell>
          <table:table-cell office:value-type="string">
            <text:p>01/09/1960</text:p>
          </table:table-cell>
          <table:table-cell office:value-type="string">
            <text:p>B05BA03</text:p>
          </table:table-cell>
          <table:table-cell office:value-type="string">
            <text:p>GLUCOSA MONOHIDRATO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38334</text:p>
          </table:table-cell>
          <table:table-cell office:value-type="string">
            <text:p>ARTANE 2 mg</text:p>
          </table:table-cell>
          <table:table-cell office:value-type="string">
            <text:p>Teofarma, S.R.L.</text:p>
          </table:table-cell>
          <table:table-cell office:value-type="string">
            <text:p>01/11/1962</text:p>
          </table:table-cell>
          <table:table-cell office:value-type="string">
            <text:p>Autorizado</text:p>
          </table:table-cell>
          <table:table-cell office:value-type="string">
            <text:p>01/11/1962</text:p>
          </table:table-cell>
          <table:table-cell office:value-type="string">
            <text:p>N04AA01</text:p>
          </table:table-cell>
          <table:table-cell office:value-type="string">
            <text:p>TRIHEXIFENIDIL HIDROCLORURO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. Tratamiento De Larga Duración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44099</text:p>
          </table:table-cell>
          <table:table-cell office:value-type="string">
            <text:p>OCTOCAINE 20 MG/ML + 0,01 MG/ML SOLUCIÓN INYECTABLE</text:p>
          </table:table-cell>
          <table:table-cell office:value-type="string">
            <text:p>Laboratorios Clarben S.A.</text:p>
          </table:table-cell>
          <table:table-cell office:value-type="string">
            <text:p>01/03/1967</text:p>
          </table:table-cell>
          <table:table-cell office:value-type="string">
            <text:p>Autorizado</text:p>
          </table:table-cell>
          <table:table-cell office:value-type="string">
            <text:p>01/03/1967</text:p>
          </table:table-cell>
          <table:table-cell office:value-type="string">
            <text:p>N01BB52</text:p>
          </table:table-cell>
          <table:table-cell office:value-type="string">
            <text:p>LIDOCAINA HIDROCLORURO, EPINEFRINA BITARTRATO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SI</text:p>
          </table:table-cell>
        </table:table-row>
        <table:table-row table:style-name="ro1">
          <table:table-cell office:value-type="string">
            <text:p>44396</text:p>
          </table:table-cell>
          <table:table-cell office:value-type="string">
            <text:p>FARINGESIC 5 mg/5 mg COMPRIMIDOS PARA CHUPAR SABOR MENTA</text:p>
          </table:table-cell>
          <table:table-cell office:value-type="string">
            <text:p>Laboratorios Diafarm, S.A.</text:p>
          </table:table-cell>
          <table:table-cell office:value-type="string">
            <text:p>01/05/1967</text:p>
          </table:table-cell>
          <table:table-cell office:value-type="string">
            <text:p>Autorizado</text:p>
          </table:table-cell>
          <table:table-cell office:value-type="string">
            <text:p>01/05/1967</text:p>
          </table:table-cell>
          <table:table-cell office:value-type="string">
            <text:p>R02AA20</text:p>
          </table:table-cell>
          <table:table-cell office:value-type="string">
            <text:p>CLORHEXIDINA HIDROCLORURO, BENZOCAINA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in Recet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45046</text:p>
          </table:table-cell>
          <table:table-cell office:value-type="string">
            <text:p>COLIRCUSI ATROPINA 0,5%</text:p>
          </table:table-cell>
          <table:table-cell office:value-type="string">
            <text:p>Alcon Healthcare, S.A.</text:p>
          </table:table-cell>
          <table:table-cell office:value-type="string">
            <text:p>01/10/1967</text:p>
          </table:table-cell>
          <table:table-cell office:value-type="string">
            <text:p>Autorizado</text:p>
          </table:table-cell>
          <table:table-cell office:value-type="string">
            <text:p>01/10/1967</text:p>
          </table:table-cell>
          <table:table-cell office:value-type="string">
            <text:p>S01FA01</text:p>
          </table:table-cell>
          <table:table-cell office:value-type="string">
            <text:p>ATROPINA SULFATO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40886</text:p>
          </table:table-cell>
          <table:table-cell office:value-type="string">
            <text:p>ALERGICAL JARABE</text:p>
          </table:table-cell>
          <table:table-cell office:value-type="string">
            <text:p>Instituto Llorente, S.A.</text:p>
          </table:table-cell>
          <table:table-cell office:value-type="string">
            <text:p>01/05/1965</text:p>
          </table:table-cell>
          <table:table-cell office:value-type="string">
            <text:p>Autorizado</text:p>
          </table:table-cell>
          <table:table-cell office:value-type="string">
            <text:p>01/05/1965</text:p>
          </table:table-cell>
          <table:table-cell office:value-type="string">
            <text:p>H02BX93</text:p>
          </table:table-cell>
          <table:table-cell office:value-type="string">
            <text:p>CLORFENAMINA MALEATO, PREDNISOLONA SULFOBENZOATO SODIO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41167</text:p>
          </table:table-cell>
          <table:table-cell office:value-type="string">
            <text:p>WINSTROL COMPRIMIDOS</text:p>
          </table:table-cell>
          <table:table-cell office:value-type="string">
            <text:p>Desma Laboratorio Farmaceutico, S.L.</text:p>
          </table:table-cell>
          <table:table-cell office:value-type="string">
            <text:p>01/06/1965</text:p>
          </table:table-cell>
          <table:table-cell office:value-type="string">
            <text:p>Anulado</text:p>
          </table:table-cell>
          <table:table-cell office:value-type="string">
            <text:p>07/09/2015</text:p>
          </table:table-cell>
          <table:table-cell office:value-type="string">
            <text:p>A14AA02</text:p>
          </table:table-cell>
          <table:table-cell office:value-type="string">
            <text:p>ESTANOZOLO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41346</text:p>
          </table:table-cell>
          <table:table-cell office:value-type="string">
            <text:p>MERBROMINA SERRA</text:p>
          </table:table-cell>
          <table:table-cell office:value-type="string">
            <text:p>Laboratorios Serra Pamies, S.A.</text:p>
          </table:table-cell>
          <table:table-cell office:value-type="string">
            <text:p>01/07/1965</text:p>
          </table:table-cell>
          <table:table-cell office:value-type="string">
            <text:p>Anulado</text:p>
          </table:table-cell>
          <table:table-cell office:value-type="string">
            <text:p>04/09/2018</text:p>
          </table:table-cell>
          <table:table-cell office:value-type="string">
            <text:p>D08AK</text:p>
          </table:table-cell>
          <table:table-cell office:value-type="string">
            <text:p>MERBROMIN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Sin Recet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41723</text:p>
          </table:table-cell>
          <table:table-cell office:value-type="string">
            <text:p>INACID 100 mg SUPOSITORIOS</text:p>
          </table:table-cell>
          <table:table-cell office:value-type="string">
            <text:p>H.A.C. Pharma</text:p>
          </table:table-cell>
          <table:table-cell office:value-type="string">
            <text:p>01/11/1965</text:p>
          </table:table-cell>
          <table:table-cell office:value-type="string">
            <text:p>Autorizado</text:p>
          </table:table-cell>
          <table:table-cell office:value-type="string">
            <text:p>01/11/1965</text:p>
          </table:table-cell>
          <table:table-cell office:value-type="string">
            <text:p>M01AB01</text:p>
          </table:table-cell>
          <table:table-cell office:value-type="string">
            <text:p>INDOMETACIN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42454</text:p>
          </table:table-cell>
          <table:table-cell office:value-type="string">
            <text:p>MOVILAT 2 mg/g + 20 mg/g pomada</text:p>
          </table:table-cell>
          <table:table-cell office:value-type="string">
            <text:p>Laboratorio Stada, S.L.</text:p>
          </table:table-cell>
          <table:table-cell office:value-type="string">
            <text:p>01/01/1966</text:p>
          </table:table-cell>
          <table:table-cell office:value-type="string">
            <text:p>Autorizado</text:p>
          </table:table-cell>
          <table:table-cell office:value-type="string">
            <text:p>01/01/1966</text:p>
          </table:table-cell>
          <table:table-cell office:value-type="string">
            <text:p>M02AC92</text:p>
          </table:table-cell>
          <table:table-cell office:value-type="string">
            <text:p>SALICILICO ACIDO, HEPARINOIDES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42582</text:p>
          </table:table-cell>
          <table:table-cell office:value-type="string">
            <text:p>ARTRINOVO CAPSULAS</text:p>
          </table:table-cell>
          <table:table-cell office:value-type="string">
            <text:p>Laboratorios Llorens, S.L.</text:p>
          </table:table-cell>
          <table:table-cell office:value-type="string">
            <text:p>01/03/1966</text:p>
          </table:table-cell>
          <table:table-cell office:value-type="string">
            <text:p>Autorizado</text:p>
          </table:table-cell>
          <table:table-cell office:value-type="string">
            <text:p>01/03/1966</text:p>
          </table:table-cell>
          <table:table-cell office:value-type="string">
            <text:p>M01AB01</text:p>
          </table:table-cell>
          <table:table-cell office:value-type="string">
            <text:p>INDOMETACIN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43318</text:p>
          </table:table-cell>
          <table:table-cell office:value-type="string">
            <text:p>PRESCAINA LLORENS COLIRIO</text:p>
          </table:table-cell>
          <table:table-cell office:value-type="string">
            <text:p>Laboratorios Llorens, S.A.</text:p>
          </table:table-cell>
          <table:table-cell office:value-type="string">
            <text:p>01/09/1966</text:p>
          </table:table-cell>
          <table:table-cell office:value-type="string">
            <text:p>Suspenso</text:p>
          </table:table-cell>
          <table:table-cell office:value-type="string">
            <text:p>08/03/2019</text:p>
          </table:table-cell>
          <table:table-cell office:value-type="string">
            <text:p>S01HA02</text:p>
          </table:table-cell>
          <table:table-cell office:value-type="string">
            <text:p>OXIBUPROCAIN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46948</text:p>
          </table:table-cell>
          <table:table-cell office:value-type="string">
            <text:p>WINSTROL DEPOT</text:p>
          </table:table-cell>
          <table:table-cell office:value-type="string">
            <text:p>Desma Laboratorio Farmaceutico, S.L.</text:p>
          </table:table-cell>
          <table:table-cell office:value-type="string">
            <text:p>01/12/1968</text:p>
          </table:table-cell>
          <table:table-cell office:value-type="string">
            <text:p>Anulado</text:p>
          </table:table-cell>
          <table:table-cell office:value-type="string">
            <text:p>23/10/2017</text:p>
          </table:table-cell>
          <table:table-cell office:value-type="string">
            <text:p>A14AA02</text:p>
          </table:table-cell>
          <table:table-cell office:value-type="string">
            <text:p>ESTANOZOLO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47342</text:p>
          </table:table-cell>
          <table:table-cell office:value-type="string">
            <text:p>ANGILEPTOL COMPRIMIDOS PARA CHUPAR SABOR MENTA</text:p>
          </table:table-cell>
          <table:table-cell office:value-type="string">
            <text:p>Alfasigma España, S.L.</text:p>
          </table:table-cell>
          <table:table-cell office:value-type="string">
            <text:p>01/03/1969</text:p>
          </table:table-cell>
          <table:table-cell office:value-type="string">
            <text:p>Autorizado</text:p>
          </table:table-cell>
          <table:table-cell office:value-type="string">
            <text:p>01/03/1969</text:p>
          </table:table-cell>
          <table:table-cell office:value-type="string">
            <text:p>R02AA</text:p>
          </table:table-cell>
          <table:table-cell office:value-type="string">
            <text:p>ENOXOLONA, BENZOCAINA, CLORHEXIDINA DIHIDROCLORURO</text:p>
          </table:table-cell>
          <table:table-cell office:value-type="float" office:value="3">
            <text:p>3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in Recet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45647</text:p>
          </table:table-cell>
          <table:table-cell office:value-type="string">
            <text:p>SUPOSITORIOS DE GLICERINA DR. TORRENTS ADULTOS</text:p>
          </table:table-cell>
          <table:table-cell office:value-type="string">
            <text:p>Fleer Española S.L.</text:p>
          </table:table-cell>
          <table:table-cell office:value-type="string">
            <text:p>01/04/1968</text:p>
          </table:table-cell>
          <table:table-cell office:value-type="string">
            <text:p>Autorizado</text:p>
          </table:table-cell>
          <table:table-cell office:value-type="string">
            <text:p>01/04/1968</text:p>
          </table:table-cell>
          <table:table-cell office:value-type="string">
            <text:p>A06AX01</text:p>
          </table:table-cell>
          <table:table-cell office:value-type="string">
            <text:p>GLICEROL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in Recet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46015</text:p>
          </table:table-cell>
          <table:table-cell office:value-type="string">
            <text:p>FREEFLEX GLUCOSA 10% INYECTABLE</text:p>
          </table:table-cell>
          <table:table-cell office:value-type="string">
            <text:p>Fresenius Kabi España, S.A.U.</text:p>
          </table:table-cell>
          <table:table-cell office:value-type="string">
            <text:p>01/05/1968</text:p>
          </table:table-cell>
          <table:table-cell office:value-type="string">
            <text:p>Suspenso</text:p>
          </table:table-cell>
          <table:table-cell office:value-type="string">
            <text:p>05/06/2018</text:p>
          </table:table-cell>
          <table:table-cell office:value-type="string">
            <text:p>B05BA03</text:p>
          </table:table-cell>
          <table:table-cell office:value-type="string">
            <text:p>GLUCOSA MONOHIDRATO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73054</text:p>
          </table:table-cell>
          <table:table-cell office:value-type="string">
            <text:p>ROPIVACAINA KABI 2MG/ML SOLUCION INYECTABLE EFG</text:p>
          </table:table-cell>
          <table:table-cell office:value-type="string">
            <text:p>Fresenius Kabi España, S.A.U.</text:p>
          </table:table-cell>
          <table:table-cell office:value-type="string">
            <text:p>11/11/2014</text:p>
          </table:table-cell>
          <table:table-cell office:value-type="string">
            <text:p>Autorizado</text:p>
          </table:table-cell>
          <table:table-cell office:value-type="string">
            <text:p>11/11/2014</text:p>
          </table:table-cell>
          <table:table-cell office:value-type="string">
            <text:p>N01BB09</text:p>
          </table:table-cell>
          <table:table-cell office:value-type="string">
            <text:p>ROPIVACAINA HIDROCLORURO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Uso Hospitalario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46544</text:p>
          </table:table-cell>
          <table:table-cell office:value-type="string">
            <text:p>OTOGEN CALMANTE</text:p>
          </table:table-cell>
          <table:table-cell office:value-type="string">
            <text:p>Laboratorios Ern, S.A.</text:p>
          </table:table-cell>
          <table:table-cell office:value-type="string">
            <text:p>01/09/1968</text:p>
          </table:table-cell>
          <table:table-cell office:value-type="string">
            <text:p>Autorizado</text:p>
          </table:table-cell>
          <table:table-cell office:value-type="string">
            <text:p>01/09/1968</text:p>
          </table:table-cell>
          <table:table-cell office:value-type="string">
            <text:p>S02DA30</text:p>
          </table:table-cell>
          <table:table-cell office:value-type="string">
            <text:p>FENOL, ESENCIA CLAVO, MENTOL, TETRACAINA HIDROCLORURO, BENZALCONIO CLORURO</text:p>
          </table:table-cell>
          <table:table-cell office:value-type="float" office:value="5">
            <text:p>5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in Recet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51085</text:p>
          </table:table-cell>
          <table:table-cell office:value-type="string">
            <text:p>CRESOPHENE SOLUCION GOTAS ODONTOLOGICAS</text:p>
          </table:table-cell>
          <table:table-cell office:value-type="string">
            <text:p>Septodont</text:p>
          </table:table-cell>
          <table:table-cell office:value-type="string">
            <text:p>01/03/1973</text:p>
          </table:table-cell>
          <table:table-cell office:value-type="string">
            <text:p>Anulado</text:p>
          </table:table-cell>
          <table:table-cell office:value-type="string">
            <text:p>16/05/2017</text:p>
          </table:table-cell>
          <table:table-cell office:value-type="string">
            <text:p>A01AD11</text:p>
          </table:table-cell>
          <table:table-cell office:value-type="string">
            <text:p>TIMOL, PARACLOROFENOL, DEXAMETASONA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2">
          <table:table-cell office:value-type="string">
            <text:p>51533</text:p>
          </table:table-cell>
          <table:table-cell office:value-type="string">
            <text:p>NUCLEO CMP FORTE CAPSULAS</text:p>
          </table:table-cell>
          <table:table-cell office:value-type="string">
            <text:p>Ferrer Internacional, S.A.</text:p>
          </table:table-cell>
          <table:table-cell office:value-type="string">
            <text:p>01/06/1982</text:p>
          </table:table-cell>
          <table:table-cell office:value-type="string">
            <text:p>Autorizado</text:p>
          </table:table-cell>
          <table:table-cell office:value-type="string">
            <text:p>01/06/1982</text:p>
          </table:table-cell>
          <table:table-cell office:value-type="string">
            <text:p>M09AX91</text:p>
          </table:table-cell>
          <table:table-cell office:value-type="string">
            <text:p>URIDINA, CITIDINA-5-MONOFOSFATO DISODIO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48325</text:p>
          </table:table-cell>
          <table:table-cell office:value-type="string">
            <text:p>BRITAPEN 1 g POLVO Y DISOLVENTE PARA SOLUCION INYECTABLE</text:p>
          </table:table-cell>
          <table:table-cell office:value-type="string">
            <text:p>Laboratorio Reig Jofre, S.A.</text:p>
          </table:table-cell>
          <table:table-cell office:value-type="string">
            <text:p>01/07/1969</text:p>
          </table:table-cell>
          <table:table-cell office:value-type="string">
            <text:p>Autorizado</text:p>
          </table:table-cell>
          <table:table-cell office:value-type="string">
            <text:p>01/07/1969</text:p>
          </table:table-cell>
          <table:table-cell office:value-type="string">
            <text:p>J01CA01</text:p>
          </table:table-cell>
          <table:table-cell office:value-type="string">
            <text:p>AMPICILINA SODIC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48625</text:p>
          </table:table-cell>
          <table:table-cell office:value-type="string">
            <text:p>CONDUCTASA 153,4 mg CAPSULAS DURAS</text:p>
          </table:table-cell>
          <table:table-cell office:value-type="string">
            <text:p>Teofarma, S.R.L.</text:p>
          </table:table-cell>
          <table:table-cell office:value-type="string">
            <text:p>01/10/1969</text:p>
          </table:table-cell>
          <table:table-cell office:value-type="string">
            <text:p>Anulado</text:p>
          </table:table-cell>
          <table:table-cell office:value-type="string">
            <text:p>31/05/2018</text:p>
          </table:table-cell>
          <table:table-cell office:value-type="string">
            <text:p>A11HA02</text:p>
          </table:table-cell>
          <table:table-cell office:value-type="string">
            <text:p>PIRIDOXINA ALFA-CETOGLUTARATO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Sin Recet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48989</text:p>
          </table:table-cell>
          <table:table-cell office:value-type="string">
            <text:p>CALCIO 20 FUERTE, EMULSION</text:p>
          </table:table-cell>
          <table:table-cell office:value-type="string">
            <text:p>Laboratorios Madariaga, S.L.</text:p>
          </table:table-cell>
          <table:table-cell office:value-type="string">
            <text:p>01/04/1970</text:p>
          </table:table-cell>
          <table:table-cell office:value-type="string">
            <text:p>Anulado</text:p>
          </table:table-cell>
          <table:table-cell office:value-type="string">
            <text:p>05/09/2018</text:p>
          </table:table-cell>
          <table:table-cell office:value-type="string">
            <text:p>A12AX91</text:p>
          </table:table-cell>
          <table:table-cell office:value-type="string">
            <text:p>CALCIO FOSFATO, COLECALCIFERO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</text:p>
          </table:table-cell>
          <table:table-cell office:value-type="string">
            <text:p>Sin Recet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49187</text:p>
          </table:table-cell>
          <table:table-cell office:value-type="string">
            <text:p>SAL DE FRUTA ENO POLVO EFERVESCENTE</text:p>
          </table:table-cell>
          <table:table-cell office:value-type="string">
            <text:p>Glaxosmithkline Consumer Healthcare, S.A.</text:p>
          </table:table-cell>
          <table:table-cell office:value-type="string">
            <text:p>01/12/1970</text:p>
          </table:table-cell>
          <table:table-cell office:value-type="string">
            <text:p>Autorizado</text:p>
          </table:table-cell>
          <table:table-cell office:value-type="string">
            <text:p>01/12/1970</text:p>
          </table:table-cell>
          <table:table-cell office:value-type="string">
            <text:p>A02AH</text:p>
          </table:table-cell>
          <table:table-cell office:value-type="string">
            <text:p>SODIO BICARBONATO, SODIO CARBONATO ANHIDRO, CITRICO ACIDO</text:p>
          </table:table-cell>
          <table:table-cell office:value-type="float" office:value="3">
            <text:p>3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in Recet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2">
          <table:table-cell office:value-type="string">
            <text:p>50226</text:p>
          </table:table-cell>
          <table:table-cell office:value-type="string">
            <text:p>ROBERFARIN AEROSOL</text:p>
          </table:table-cell>
          <table:table-cell office:value-type="string">
            <text:p>Ferrer Internacional, S.A.</text:p>
          </table:table-cell>
          <table:table-cell office:value-type="string">
            <text:p>01/06/1972</text:p>
          </table:table-cell>
          <table:table-cell office:value-type="string">
            <text:p>Anulado</text:p>
          </table:table-cell>
          <table:table-cell office:value-type="string">
            <text:p>17/01/2019</text:p>
          </table:table-cell>
          <table:table-cell office:value-type="string">
            <text:p>R02AA52</text:p>
          </table:table-cell>
          <table:table-cell office:value-type="string">
            <text:p>ENOXOLONA, OXETACAINA, TIROTRICINA, HIDROCORTISONA ACETATO, DECUALINIO CLORURO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</text:p>
          </table:table-cell>
          <table:table-cell office:value-type="string">
            <text:p>Sin Recet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54670</text:p>
          </table:table-cell>
          <table:table-cell office:value-type="string">
            <text:p>GENTAMICINA BRAUN 40 mg</text:p>
          </table:table-cell>
          <table:table-cell office:value-type="string">
            <text:p>B. Braun Medical, S.A.</text:p>
          </table:table-cell>
          <table:table-cell office:value-type="string">
            <text:p>01/06/1981</text:p>
          </table:table-cell>
          <table:table-cell office:value-type="string">
            <text:p>Autorizado</text:p>
          </table:table-cell>
          <table:table-cell office:value-type="string">
            <text:p>01/06/1981</text:p>
          </table:table-cell>
          <table:table-cell office:value-type="string">
            <text:p>J01GB03</text:p>
          </table:table-cell>
          <table:table-cell office:value-type="string">
            <text:p>GENTAMICINA SULFATO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80311</text:p>
          </table:table-cell>
          <table:table-cell office:value-type="string">
            <text:p>PREGABALINA ARISTO 200 MG CAPSULAS DURAS EFG</text:p>
          </table:table-cell>
          <table:table-cell office:value-type="string">
            <text:p>Aristo Pharma Iberia, S.L</text:p>
          </table:table-cell>
          <table:table-cell office:value-type="string">
            <text:p>20/10/2015</text:p>
          </table:table-cell>
          <table:table-cell office:value-type="string">
            <text:p>Autorizado</text:p>
          </table:table-cell>
          <table:table-cell office:value-type="string">
            <text:p>20/10/2015</text:p>
          </table:table-cell>
          <table:table-cell office:value-type="string">
            <text:p>N03AX16</text:p>
          </table:table-cell>
          <table:table-cell office:value-type="string">
            <text:p>PREGABALIN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57942</text:p>
          </table:table-cell>
          <table:table-cell office:value-type="string">
            <text:p>DIAFUSOR 5 mg/24 H. PARCHES TRANSDERMICOS</text:p>
          </table:table-cell>
          <table:table-cell office:value-type="string">
            <text:p>Pierre Fabre Iberica, S.A.</text:p>
          </table:table-cell>
          <table:table-cell office:value-type="string">
            <text:p>01/09/1988</text:p>
          </table:table-cell>
          <table:table-cell office:value-type="string">
            <text:p>Anulado</text:p>
          </table:table-cell>
          <table:table-cell office:value-type="string">
            <text:p>14/12/2017</text:p>
          </table:table-cell>
          <table:table-cell office:value-type="string">
            <text:p>C01DA02</text:p>
          </table:table-cell>
          <table:table-cell office:value-type="string">
            <text:p>NITROGLICERIN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Medicamento Sujeto A Prescripción Médica. Tratamiento De Larga Duración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52549</text:p>
          </table:table-cell>
          <table:table-cell office:value-type="string">
            <text:p>DICORYNAN 100 mg CAPSULAS DURAS</text:p>
          </table:table-cell>
          <table:table-cell office:value-type="string">
            <text:p>Sanofi Aventis, S.A.</text:p>
          </table:table-cell>
          <table:table-cell office:value-type="string">
            <text:p>01/09/1974</text:p>
          </table:table-cell>
          <table:table-cell office:value-type="string">
            <text:p>Autorizado</text:p>
          </table:table-cell>
          <table:table-cell office:value-type="string">
            <text:p>01/09/1974</text:p>
          </table:table-cell>
          <table:table-cell office:value-type="string">
            <text:p>C01BA03</text:p>
          </table:table-cell>
          <table:table-cell office:value-type="string">
            <text:p>DISOPIRAMID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. Tratamiento De Larga Duración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54043</text:p>
          </table:table-cell>
          <table:table-cell office:value-type="string">
            <text:p>SARGISTHENE 1 g SOLUCION ORAL</text:p>
          </table:table-cell>
          <table:table-cell office:value-type="string">
            <text:p>Meda Pharma S.L.</text:p>
          </table:table-cell>
          <table:table-cell office:value-type="string">
            <text:p>01/12/1977</text:p>
          </table:table-cell>
          <table:table-cell office:value-type="string">
            <text:p>Autorizado</text:p>
          </table:table-cell>
          <table:table-cell office:value-type="string">
            <text:p>01/12/1977</text:p>
          </table:table-cell>
          <table:table-cell office:value-type="string">
            <text:p>A16AA</text:p>
          </table:table-cell>
          <table:table-cell office:value-type="string">
            <text:p>ASPARTATO ARGININ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in Recet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80307</text:p>
          </table:table-cell>
          <table:table-cell office:value-type="string">
            <text:p>PREGABALINA ARISTO 50 MG CAPSULAS DURAS EFG</text:p>
          </table:table-cell>
          <table:table-cell office:value-type="string">
            <text:p>Aristo Pharma Iberia, S.L</text:p>
          </table:table-cell>
          <table:table-cell office:value-type="string">
            <text:p>20/10/2015</text:p>
          </table:table-cell>
          <table:table-cell office:value-type="string">
            <text:p>Autorizado</text:p>
          </table:table-cell>
          <table:table-cell office:value-type="string">
            <text:p>20/10/2015</text:p>
          </table:table-cell>
          <table:table-cell office:value-type="string">
            <text:p>N03AX16</text:p>
          </table:table-cell>
          <table:table-cell office:value-type="string">
            <text:p>PREGABALIN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57192</text:p>
          </table:table-cell>
          <table:table-cell office:value-type="string">
            <text:p>JUSTEGAS 1.871 mg/1.398 mg GRANULADO EFERVESCENTE</text:p>
          </table:table-cell>
          <table:table-cell office:value-type="string">
            <text:p>Laboratorios Ern, S.A.</text:p>
          </table:table-cell>
          <table:table-cell office:value-type="string">
            <text:p>01/05/1988</text:p>
          </table:table-cell>
          <table:table-cell office:value-type="string">
            <text:p>Autorizado</text:p>
          </table:table-cell>
          <table:table-cell office:value-type="string">
            <text:p>01/05/1988</text:p>
          </table:table-cell>
          <table:table-cell office:value-type="string">
            <text:p>A02AH</text:p>
          </table:table-cell>
          <table:table-cell office:value-type="string">
            <text:p>SODIO BICARBONATO, CITRICO ACIDO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in Recet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57235</text:p>
          </table:table-cell>
          <table:table-cell office:value-type="string">
            <text:p>SOLGOL 80 mg COMPRIMIDOS</text:p>
          </table:table-cell>
          <table:table-cell office:value-type="string">
            <text:p>Sanofi Aventis, S.A.</text:p>
          </table:table-cell>
          <table:table-cell office:value-type="string">
            <text:p>01/09/1987</text:p>
          </table:table-cell>
          <table:table-cell office:value-type="string">
            <text:p>Anulado</text:p>
          </table:table-cell>
          <table:table-cell office:value-type="string">
            <text:p>17/12/2015</text:p>
          </table:table-cell>
          <table:table-cell office:value-type="string">
            <text:p>C07AA12</text:p>
          </table:table-cell>
          <table:table-cell office:value-type="string">
            <text:p>NADOLO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Medicamento Sujeto A Prescripción Médica. Tratamiento De Larga Duración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57632</text:p>
          </table:table-cell>
          <table:table-cell office:value-type="string">
            <text:p>KALTEN</text:p>
          </table:table-cell>
          <table:table-cell office:value-type="string">
            <text:p>Teofarma, S.R.L.</text:p>
          </table:table-cell>
          <table:table-cell office:value-type="string">
            <text:p>01/10/1988</text:p>
          </table:table-cell>
          <table:table-cell office:value-type="string">
            <text:p>Autorizado</text:p>
          </table:table-cell>
          <table:table-cell office:value-type="string">
            <text:p>01/10/1988</text:p>
          </table:table-cell>
          <table:table-cell office:value-type="string">
            <text:p>C07DB01</text:p>
          </table:table-cell>
          <table:table-cell office:value-type="string">
            <text:p>HIDROCLOROTIAZIDA, ATENOLOL, AMILORIDA HIDROCLORURO</text:p>
          </table:table-cell>
          <table:table-cell office:value-type="float" office:value="3">
            <text:p>3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55596</text:p>
          </table:table-cell>
          <table:table-cell office:value-type="string">
            <text:p>COLESTID 5 g GRANULADO PARA SUSPENSION ORAL</text:p>
          </table:table-cell>
          <table:table-cell office:value-type="string">
            <text:p>Pfizer, S.L.</text:p>
          </table:table-cell>
          <table:table-cell office:value-type="string">
            <text:p>01/06/1982</text:p>
          </table:table-cell>
          <table:table-cell office:value-type="string">
            <text:p>Autorizado</text:p>
          </table:table-cell>
          <table:table-cell office:value-type="string">
            <text:p>01/06/1982</text:p>
          </table:table-cell>
          <table:table-cell office:value-type="string">
            <text:p>C10AC02</text:p>
          </table:table-cell>
          <table:table-cell office:value-type="string">
            <text:p>COLESTIPOL HIDROCLORURO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. Tratamiento De Larga Duración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</table:table-row>
        <table:table-row table:style-name="ro1">
          <table:table-cell office:value-type="string">
            <text:p>55958</text:p>
          </table:table-cell>
          <table:table-cell office:value-type="string">
            <text:p>REGENDER 120 mg CAPSULAS DURAS.</text:p>
          </table:table-cell>
          <table:table-cell office:value-type="string">
            <text:p>Especialidades Farmaceuticas Centrum, S.A</text:p>
          </table:table-cell>
          <table:table-cell office:value-type="string">
            <text:p>01/11/1982</text:p>
          </table:table-cell>
          <table:table-cell office:value-type="string">
            <text:p>Autorizado</text:p>
          </table:table-cell>
          <table:table-cell office:value-type="string">
            <text:p>01/11/1982</text:p>
          </table:table-cell>
          <table:table-cell office:value-type="string">
            <text:p>D11AX</text:p>
          </table:table-cell>
          <table:table-cell office:value-type="string">
            <text:p>POLYPODIUM LEUCOTOMOS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in Recet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0218</text:p>
          </table:table-cell>
          <table:table-cell office:value-type="string">
            <text:p>CUTIVATE 0,5 mg/g CREMA</text:p>
          </table:table-cell>
          <table:table-cell office:value-type="string">
            <text:p>Stiefel Farma, S.A.</text:p>
          </table:table-cell>
          <table:table-cell office:value-type="string">
            <text:p>13/04/1998</text:p>
          </table:table-cell>
          <table:table-cell office:value-type="string">
            <text:p>Anulado</text:p>
          </table:table-cell>
          <table:table-cell office:value-type="string">
            <text:p>21/11/2019</text:p>
          </table:table-cell>
          <table:table-cell office:value-type="string">
            <text:p>D07AC17</text:p>
          </table:table-cell>
          <table:table-cell office:value-type="string">
            <text:p>FLUTICASONA PROPIONATO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1130</text:p>
          </table:table-cell>
          <table:table-cell office:value-type="string">
            <text:p>RANITIDINA MABO 150 mg COMPRIMIDOS RECUBIERTOS EFG</text:p>
          </table:table-cell>
          <table:table-cell office:value-type="string">
            <text:p>Mabo-Farma, S.A</text:p>
          </table:table-cell>
          <table:table-cell office:value-type="string">
            <text:p>01/01/1998</text:p>
          </table:table-cell>
          <table:table-cell office:value-type="string">
            <text:p>Suspenso</text:p>
          </table:table-cell>
          <table:table-cell office:value-type="string">
            <text:p>11/10/2019</text:p>
          </table:table-cell>
          <table:table-cell office:value-type="string">
            <text:p>A02BA02</text:p>
          </table:table-cell>
          <table:table-cell office:value-type="string">
            <text:p>RANITIDIN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1134</text:p>
          </table:table-cell>
          <table:table-cell office:value-type="string">
            <text:p>CRONODINE 240 mg CAPSULAS DE LIBERACION PROLONGADA</text:p>
          </table:table-cell>
          <table:table-cell office:value-type="string">
            <text:p>Especialidades Farmaceuticas Centrum, S.A</text:p>
          </table:table-cell>
          <table:table-cell office:value-type="string">
            <text:p>01/12/1996</text:p>
          </table:table-cell>
          <table:table-cell office:value-type="string">
            <text:p>Autorizado</text:p>
          </table:table-cell>
          <table:table-cell office:value-type="string">
            <text:p>01/12/1996</text:p>
          </table:table-cell>
          <table:table-cell office:value-type="string">
            <text:p>C08DB01</text:p>
          </table:table-cell>
          <table:table-cell office:value-type="string">
            <text:p>DILTIAZEM HIDROCLORURO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. Tratamiento De Larga Duración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0375</text:p>
          </table:table-cell>
          <table:table-cell office:value-type="string">
            <text:p>ADENOCOR 6 mg/2 ml SOLUCION INYECTABLE</text:p>
          </table:table-cell>
          <table:table-cell office:value-type="string">
            <text:p>Sanofi Aventis, S.A.</text:p>
          </table:table-cell>
          <table:table-cell office:value-type="string">
            <text:p>01/07/1995</text:p>
          </table:table-cell>
          <table:table-cell office:value-type="string">
            <text:p>Autorizado</text:p>
          </table:table-cell>
          <table:table-cell office:value-type="string">
            <text:p>01/07/1995</text:p>
          </table:table-cell>
          <table:table-cell office:value-type="string">
            <text:p>C01EB10</text:p>
          </table:table-cell>
          <table:table-cell office:value-type="string">
            <text:p>ADENOSIN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Uso Hospitalario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57685</text:p>
          </table:table-cell>
          <table:table-cell office:value-type="string">
            <text:p>KETOISDIN 400 mg OVULOS</text:p>
          </table:table-cell>
          <table:table-cell office:value-type="string">
            <text:p>Isdin, S.A.</text:p>
          </table:table-cell>
          <table:table-cell office:value-type="string">
            <text:p>01/03/1988</text:p>
          </table:table-cell>
          <table:table-cell office:value-type="string">
            <text:p>Autorizado</text:p>
          </table:table-cell>
          <table:table-cell office:value-type="string">
            <text:p>01/03/1988</text:p>
          </table:table-cell>
          <table:table-cell office:value-type="string">
            <text:p>G01AF11</text:p>
          </table:table-cell>
          <table:table-cell office:value-type="string">
            <text:p>KETOCONAZOL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57750</text:p>
          </table:table-cell>
          <table:table-cell office:value-type="string">
            <text:p>VIRAZOLE 6 G</text:p>
          </table:table-cell>
          <table:table-cell office:value-type="string">
            <text:p>Meda Pharma S.A.U</text:p>
          </table:table-cell>
          <table:table-cell office:value-type="string">
            <text:p>01/12/1987</text:p>
          </table:table-cell>
          <table:table-cell office:value-type="string">
            <text:p>Anulado</text:p>
          </table:table-cell>
          <table:table-cell office:value-type="string">
            <text:p>19/10/2018</text:p>
          </table:table-cell>
          <table:table-cell office:value-type="string">
            <text:p>J05AP01</text:p>
          </table:table-cell>
          <table:table-cell office:value-type="string">
            <text:p>RIBAVIRIN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Uso Hospitalario</text:p>
          </table:table-cell>
          <table:table-cell office:value-type="string">
            <text:p>Medicamentos para el aparato respiratorio administrados por vía inhalatoria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80316</text:p>
          </table:table-cell>
          <table:table-cell office:value-type="string">
            <text:p>RASAGILINA CINFAMED 1 MG COMPRIMIDOS EFG</text:p>
          </table:table-cell>
          <table:table-cell office:value-type="string">
            <text:p>Laboratorios Cinfa, S.A.</text:p>
          </table:table-cell>
          <table:table-cell office:value-type="string">
            <text:p>20/10/2015</text:p>
          </table:table-cell>
          <table:table-cell office:value-type="string">
            <text:p>Autorizado</text:p>
          </table:table-cell>
          <table:table-cell office:value-type="string">
            <text:p>20/10/2015</text:p>
          </table:table-cell>
          <table:table-cell office:value-type="string">
            <text:p>N04BD02</text:p>
          </table:table-cell>
          <table:table-cell office:value-type="string">
            <text:p>RASAGILINA TARTRATO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63188</text:p>
          </table:table-cell>
          <table:table-cell office:value-type="string">
            <text:p>LEXXEMA 1 mg/g UNGÜENTO</text:p>
          </table:table-cell>
          <table:table-cell office:value-type="string">
            <text:p>Italfarmaco, S.A.</text:p>
          </table:table-cell>
          <table:table-cell office:value-type="string">
            <text:p>19/06/2000</text:p>
          </table:table-cell>
          <table:table-cell office:value-type="string">
            <text:p>Autorizado</text:p>
          </table:table-cell>
          <table:table-cell office:value-type="string">
            <text:p>19/06/2000</text:p>
          </table:table-cell>
          <table:table-cell office:value-type="string">
            <text:p>D07AC14</text:p>
          </table:table-cell>
          <table:table-cell office:value-type="string">
            <text:p>METILPREDNISOLONA ACEPONATO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3265</text:p>
          </table:table-cell>
          <table:table-cell office:value-type="string">
            <text:p>ZYNTABAC 150 mg COMPRIMIDOS DE LIBERACION PROLONGADA</text:p>
          </table:table-cell>
          <table:table-cell office:value-type="string">
            <text:p>Glaxosmithkline, S.A.</text:p>
          </table:table-cell>
          <table:table-cell office:value-type="string">
            <text:p>19/07/2000</text:p>
          </table:table-cell>
          <table:table-cell office:value-type="string">
            <text:p>Autorizado</text:p>
          </table:table-cell>
          <table:table-cell office:value-type="string">
            <text:p>19/07/2000</text:p>
          </table:table-cell>
          <table:table-cell office:value-type="string">
            <text:p>N06AX12</text:p>
          </table:table-cell>
          <table:table-cell office:value-type="string">
            <text:p>BUPROPION HIDROCLORURO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SI</text:p>
          </table:table-cell>
        </table:table-row>
        <table:table-row table:style-name="ro1">
          <table:table-cell office:value-type="string">
            <text:p>63277</text:p>
          </table:table-cell>
          <table:table-cell office:value-type="string">
            <text:p>FLUVOXAMINA SANDOZ 100 mg COMPRIMIDOS RECUBIERTOS CON PELICULA EFG</text:p>
          </table:table-cell>
          <table:table-cell office:value-type="string">
            <text:p>Sandoz Farmaceutica, S.A.</text:p>
          </table:table-cell>
          <table:table-cell office:value-type="string">
            <text:p>27/07/2000</text:p>
          </table:table-cell>
          <table:table-cell office:value-type="string">
            <text:p>Autorizado</text:p>
          </table:table-cell>
          <table:table-cell office:value-type="string">
            <text:p>27/07/2000</text:p>
          </table:table-cell>
          <table:table-cell office:value-type="string">
            <text:p>N06AB08</text:p>
          </table:table-cell>
          <table:table-cell office:value-type="string">
            <text:p>FLUVOXAMINA MALEATO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63290</text:p>
          </table:table-cell>
          <table:table-cell office:value-type="string">
            <text:p>SELEGILINA DAVUR 5 mg COMPRIMIDOS EFG</text:p>
          </table:table-cell>
          <table:table-cell office:value-type="string">
            <text:p>Laboratorios Davur, S.L.</text:p>
          </table:table-cell>
          <table:table-cell office:value-type="string">
            <text:p>26/07/2000</text:p>
          </table:table-cell>
          <table:table-cell office:value-type="string">
            <text:p>Anulado</text:p>
          </table:table-cell>
          <table:table-cell office:value-type="string">
            <text:p>13/09/2016</text:p>
          </table:table-cell>
          <table:table-cell office:value-type="string">
            <text:p>N04BD01</text:p>
          </table:table-cell>
          <table:table-cell office:value-type="string">
            <text:p>SELEGILINA HIDROCLORURO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Medicamento Sujeto A Prescripción Médica. Tratamiento De Larga Duración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63341</text:p>
          </table:table-cell>
          <table:table-cell office:value-type="string">
            <text:p>ALPRAZOLAM MABO 1 mg COMPRIMIDOS EFG</text:p>
          </table:table-cell>
          <table:table-cell office:value-type="string">
            <text:p>Mabo-Farma, S.A.</text:p>
          </table:table-cell>
          <table:table-cell office:value-type="string">
            <text:p>22/09/2000</text:p>
          </table:table-cell>
          <table:table-cell office:value-type="string">
            <text:p>Autorizado</text:p>
          </table:table-cell>
          <table:table-cell office:value-type="string">
            <text:p>22/09/2000</text:p>
          </table:table-cell>
          <table:table-cell office:value-type="string">
            <text:p>N05BA12</text:p>
          </table:table-cell>
          <table:table-cell office:value-type="string">
            <text:p>ALPRAZOLAM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. Psicótropos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78709</text:p>
          </table:table-cell>
          <table:table-cell office:value-type="string">
            <text:p>VALGANCICLOVIR TEVA 450 MG COMPRIMIDOS RECUBIERTOS CON PELICULA EFG</text:p>
          </table:table-cell>
          <table:table-cell office:value-type="string">
            <text:p>Teva Pharma S.L.U.</text:p>
          </table:table-cell>
          <table:table-cell office:value-type="string">
            <text:p>30/06/2014</text:p>
          </table:table-cell>
          <table:table-cell office:value-type="string">
            <text:p>Autorizado</text:p>
          </table:table-cell>
          <table:table-cell office:value-type="string">
            <text:p>25/11/2014</text:p>
          </table:table-cell>
          <table:table-cell office:value-type="string">
            <text:p>J05AB14</text:p>
          </table:table-cell>
          <table:table-cell office:value-type="string">
            <text:p>VALGANCICLOVIR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Diagnóstico Hospitalario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63431</text:p>
          </table:table-cell>
          <table:table-cell office:value-type="string">
            <text:p>METAMIZOL NORMON 575 mg CAPSULAS EFG</text:p>
          </table:table-cell>
          <table:table-cell office:value-type="string">
            <text:p>Laboratorios Normon, S.A.</text:p>
          </table:table-cell>
          <table:table-cell office:value-type="string">
            <text:p>02/11/2000</text:p>
          </table:table-cell>
          <table:table-cell office:value-type="string">
            <text:p>Autorizado</text:p>
          </table:table-cell>
          <table:table-cell office:value-type="string">
            <text:p>02/11/2000</text:p>
          </table:table-cell>
          <table:table-cell office:value-type="string">
            <text:p>N02BB02</text:p>
          </table:table-cell>
          <table:table-cell office:value-type="string">
            <text:p>METAMIZOL MAGNESICO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61865</text:p>
          </table:table-cell>
          <table:table-cell office:value-type="string">
            <text:p>TESTEX PROLONGATUM 100 mg/2 ml SOLUCION INYECTABLE</text:p>
          </table:table-cell>
          <table:table-cell office:value-type="string">
            <text:p>Desma Laboratorio Farmaceutico, S.L.</text:p>
          </table:table-cell>
          <table:table-cell office:value-type="string">
            <text:p>01/07/1957</text:p>
          </table:table-cell>
          <table:table-cell office:value-type="string">
            <text:p>Autorizado</text:p>
          </table:table-cell>
          <table:table-cell office:value-type="string">
            <text:p>01/07/1957</text:p>
          </table:table-cell>
          <table:table-cell office:value-type="string">
            <text:p>G03BA03</text:p>
          </table:table-cell>
          <table:table-cell office:value-type="string">
            <text:p>TESTOSTERONA CIPIONATO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80313</text:p>
          </table:table-cell>
          <table:table-cell office:value-type="string">
            <text:p>PREGABALINA ARISTO 300 MG CAPSULAS DURAS EFG</text:p>
          </table:table-cell>
          <table:table-cell office:value-type="string">
            <text:p>Aristo Pharma Iberia, S.L</text:p>
          </table:table-cell>
          <table:table-cell office:value-type="string">
            <text:p>20/10/2015</text:p>
          </table:table-cell>
          <table:table-cell office:value-type="string">
            <text:p>Autorizado</text:p>
          </table:table-cell>
          <table:table-cell office:value-type="string">
            <text:p>20/10/2015</text:p>
          </table:table-cell>
          <table:table-cell office:value-type="string">
            <text:p>N03AX16</text:p>
          </table:table-cell>
          <table:table-cell office:value-type="string">
            <text:p>PREGABALIN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80305</text:p>
          </table:table-cell>
          <table:table-cell office:value-type="string">
            <text:p>EZETIMIBA CINFA 10 MG COMPRIMIDOS EFG</text:p>
          </table:table-cell>
          <table:table-cell office:value-type="string">
            <text:p>Laboratorios Cinfa, S.A.</text:p>
          </table:table-cell>
          <table:table-cell office:value-type="string">
            <text:p>20/10/2015</text:p>
          </table:table-cell>
          <table:table-cell office:value-type="string">
            <text:p>Autorizado</text:p>
          </table:table-cell>
          <table:table-cell office:value-type="string">
            <text:p>20/10/2015</text:p>
          </table:table-cell>
          <table:table-cell office:value-type="string">
            <text:p>C10AX09</text:p>
          </table:table-cell>
          <table:table-cell office:value-type="string">
            <text:p>EZETIMIB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2728</text:p>
          </table:table-cell>
          <table:table-cell office:value-type="string">
            <text:p>MIFEGYNE 200 mg COMPRIMIDOS</text:p>
          </table:table-cell>
          <table:table-cell office:value-type="string">
            <text:p>Nordic Group Bv</text:p>
          </table:table-cell>
          <table:table-cell office:value-type="string">
            <text:p>01/10/1999</text:p>
          </table:table-cell>
          <table:table-cell office:value-type="string">
            <text:p>Autorizado</text:p>
          </table:table-cell>
          <table:table-cell office:value-type="string">
            <text:p>01/10/1999</text:p>
          </table:table-cell>
          <table:table-cell office:value-type="string">
            <text:p>G03XB01</text:p>
          </table:table-cell>
          <table:table-cell office:value-type="string">
            <text:p>MIFEPRISTON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Uso Hospitalario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2832</text:p>
          </table:table-cell>
          <table:table-cell office:value-type="string">
            <text:p>ALFUZOSINA ZENTIVA 5 mg COMPRIMIDOS DE LIBERACION PROLONGADA EFG</text:p>
          </table:table-cell>
          <table:table-cell office:value-type="string">
            <text:p>Zentiva K.S.</text:p>
          </table:table-cell>
          <table:table-cell office:value-type="string">
            <text:p>20/12/1999</text:p>
          </table:table-cell>
          <table:table-cell office:value-type="string">
            <text:p>Suspenso</text:p>
          </table:table-cell>
          <table:table-cell office:value-type="string">
            <text:p>12/12/2016</text:p>
          </table:table-cell>
          <table:table-cell office:value-type="string">
            <text:p>G04CA01</text:p>
          </table:table-cell>
          <table:table-cell office:value-type="string">
            <text:p>ALFUZOSINA HIDROCLORURO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2874</text:p>
          </table:table-cell>
          <table:table-cell office:value-type="string">
            <text:p>VERRUPLAN 10,35 mg APOSITOS IMPREGNADOS</text:p>
          </table:table-cell>
          <table:table-cell office:value-type="string">
            <text:p>Laboratorios Viñas, S.A.</text:p>
          </table:table-cell>
          <table:table-cell office:value-type="string">
            <text:p>21/01/2000</text:p>
          </table:table-cell>
          <table:table-cell office:value-type="string">
            <text:p>Suspenso</text:p>
          </table:table-cell>
          <table:table-cell office:value-type="string">
            <text:p>04/10/2017</text:p>
          </table:table-cell>
          <table:table-cell office:value-type="string">
            <text:p>D11AF</text:p>
          </table:table-cell>
          <table:table-cell office:value-type="string">
            <text:p>SALICILICO ACIDO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Sin Recet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2930</text:p>
          </table:table-cell>
          <table:table-cell office:value-type="string">
            <text:p>PROGANDOL NEO 8 mg COMPRIMIDOS DE LIBERACION MODIFICADA</text:p>
          </table:table-cell>
          <table:table-cell office:value-type="string">
            <text:p>Almirall, S.A.</text:p>
          </table:table-cell>
          <table:table-cell office:value-type="string">
            <text:p>17/02/2000</text:p>
          </table:table-cell>
          <table:table-cell office:value-type="string">
            <text:p>Autorizado</text:p>
          </table:table-cell>
          <table:table-cell office:value-type="string">
            <text:p>17/02/2000</text:p>
          </table:table-cell>
          <table:table-cell office:value-type="string">
            <text:p>C02CA04</text:p>
          </table:table-cell>
          <table:table-cell office:value-type="string">
            <text:p>DOXAZOSINA MESILATO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. Tratamiento De Larga Duración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2938</text:p>
          </table:table-cell>
          <table:table-cell office:value-type="string">
            <text:p>PROPOFOL HOSPIRA 10 mg/ml EMULSION PARA INYECCION Y PERFUSION EFG</text:p>
          </table:table-cell>
          <table:table-cell office:value-type="string">
            <text:p>Hospira Invicta, S.A.</text:p>
          </table:table-cell>
          <table:table-cell office:value-type="string">
            <text:p>06/03/2000</text:p>
          </table:table-cell>
          <table:table-cell office:value-type="string">
            <text:p>Anulado</text:p>
          </table:table-cell>
          <table:table-cell office:value-type="string">
            <text:p>02/04/2019</text:p>
          </table:table-cell>
          <table:table-cell office:value-type="string">
            <text:p>N01AX10</text:p>
          </table:table-cell>
          <table:table-cell office:value-type="string">
            <text:p>PROPOFO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Uso Hospitalario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63114</text:p>
          </table:table-cell>
          <table:table-cell office:value-type="string">
            <text:p>TAVONIN 40 MG COMPRIMIDOS RECUBIERTOS CON PELICULA</text:p>
          </table:table-cell>
          <table:table-cell office:value-type="string">
            <text:p>Dr. Willmar Schwabe Gmbh And Co.</text:p>
          </table:table-cell>
          <table:table-cell office:value-type="string">
            <text:p>15/06/2000</text:p>
          </table:table-cell>
          <table:table-cell office:value-type="string">
            <text:p>Autorizado</text:p>
          </table:table-cell>
          <table:table-cell office:value-type="string">
            <text:p>15/06/2000</text:p>
          </table:table-cell>
          <table:table-cell office:value-type="string">
            <text:p>N06DX02</text:p>
          </table:table-cell>
          <table:table-cell office:value-type="string">
            <text:p>GINKGO BILOBA EXTRACTO SECO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in Recet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3170</text:p>
          </table:table-cell>
          <table:table-cell office:value-type="string">
            <text:p>CARBOPLATINO SANDOZ 50 mg/5 ml SOLUCION PARA PERFUSION EFG</text:p>
          </table:table-cell>
          <table:table-cell office:value-type="string">
            <text:p>Sandoz Farmaceutica, S.A.</text:p>
          </table:table-cell>
          <table:table-cell office:value-type="string">
            <text:p>06/06/2000</text:p>
          </table:table-cell>
          <table:table-cell office:value-type="string">
            <text:p>Anulado</text:p>
          </table:table-cell>
          <table:table-cell office:value-type="string">
            <text:p>05/10/2016</text:p>
          </table:table-cell>
          <table:table-cell office:value-type="string">
            <text:p>L01XA02</text:p>
          </table:table-cell>
          <table:table-cell office:value-type="string">
            <text:p>CARBOPLATINO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Diagnóstico Hospitalario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63857</text:p>
          </table:table-cell>
          <table:table-cell office:value-type="string">
            <text:p>GAMMA ANTI-TETANOS GRIFOLS 250 U.I. SOLUCION INYECTABLE EN JERINGA PRECARGADA</text:p>
          </table:table-cell>
          <table:table-cell office:value-type="string">
            <text:p>Instituto Grifols, S.A.</text:p>
          </table:table-cell>
          <table:table-cell office:value-type="string">
            <text:p>25/04/2001</text:p>
          </table:table-cell>
          <table:table-cell office:value-type="string">
            <text:p>Autorizado</text:p>
          </table:table-cell>
          <table:table-cell office:value-type="string">
            <text:p>25/04/2001</text:p>
          </table:table-cell>
          <table:table-cell office:value-type="string">
            <text:p>J06BB02</text:p>
          </table:table-cell>
          <table:table-cell office:value-type="string">
            <text:p>INMUNOGLOBULINA HUMANA ANTITETANIC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 office:value-type="string">
            <text:p>Biológico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3903</text:p>
          </table:table-cell>
          <table:table-cell office:value-type="string">
            <text:p>LORATADINA EDIGEN 10 mg COMPRIMIDOS EFG</text:p>
          </table:table-cell>
          <table:table-cell office:value-type="string">
            <text:p>Laboratorios Medicamentos Internacionales S.A (Medinsa)</text:p>
          </table:table-cell>
          <table:table-cell office:value-type="string">
            <text:p>16/05/2001</text:p>
          </table:table-cell>
          <table:table-cell office:value-type="string">
            <text:p>Autorizado</text:p>
          </table:table-cell>
          <table:table-cell office:value-type="string">
            <text:p>16/05/2001</text:p>
          </table:table-cell>
          <table:table-cell office:value-type="string">
            <text:p>R06AX13</text:p>
          </table:table-cell>
          <table:table-cell office:value-type="string">
            <text:p>LORATADIN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3925</text:p>
          </table:table-cell>
          <table:table-cell office:value-type="string">
            <text:p>ANASMA 25 microgramos/250 microgramos SUSPENSION PARA INHALACION EN ENVASE A PRESION</text:p>
          </table:table-cell>
          <table:table-cell office:value-type="string">
            <text:p>Allen Farmaceutica, S.A.</text:p>
          </table:table-cell>
          <table:table-cell office:value-type="string">
            <text:p>24/05/2001</text:p>
          </table:table-cell>
          <table:table-cell office:value-type="string">
            <text:p>Autorizado</text:p>
          </table:table-cell>
          <table:table-cell office:value-type="string">
            <text:p>24/05/2001</text:p>
          </table:table-cell>
          <table:table-cell office:value-type="string">
            <text:p>R03AK</text:p>
          </table:table-cell>
          <table:table-cell office:value-type="string">
            <text:p>FLUTICASONA PROPIONATO, SALMETEROL XINAFOATO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 office:value-type="string">
            <text:p>Medicamentos para el aparato respiratorio administrados por vía inhalatoria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4123</text:p>
          </table:table-cell>
          <table:table-cell office:value-type="string">
            <text:p>RELERT 40 mg COMPRIMIDOS RECUBIERTOS CON PELICULA</text:p>
          </table:table-cell>
          <table:table-cell office:value-type="string">
            <text:p>Pfizer Gep S.L.</text:p>
          </table:table-cell>
          <table:table-cell office:value-type="string">
            <text:p>26/07/2001</text:p>
          </table:table-cell>
          <table:table-cell office:value-type="string">
            <text:p>Autorizado</text:p>
          </table:table-cell>
          <table:table-cell office:value-type="string">
            <text:p>26/07/2001</text:p>
          </table:table-cell>
          <table:table-cell office:value-type="string">
            <text:p>N02CC06</text:p>
          </table:table-cell>
          <table:table-cell office:value-type="string">
            <text:p>ELETRIPTAN HIDROBROMURO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64138</text:p>
          </table:table-cell>
          <table:table-cell office:value-type="string">
            <text:p>BEL LABIAL 50 mg/g CREMA</text:p>
          </table:table-cell>
          <table:table-cell office:value-type="string">
            <text:p>Angelini Farmaceutica, S.A.</text:p>
          </table:table-cell>
          <table:table-cell office:value-type="string">
            <text:p>27/07/2001</text:p>
          </table:table-cell>
          <table:table-cell office:value-type="string">
            <text:p>Suspenso</text:p>
          </table:table-cell>
          <table:table-cell office:value-type="string">
            <text:p>07/03/2013</text:p>
          </table:table-cell>
          <table:table-cell office:value-type="string">
            <text:p>D06BB03</text:p>
          </table:table-cell>
          <table:table-cell office:value-type="string">
            <text:p>ACICLOVIR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Sin Recet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3997</text:p>
          </table:table-cell>
          <table:table-cell office:value-type="string">
            <text:p>AMISULPRIDA ZENTIVA 100 mg COMPRIMIDOS EFG</text:p>
          </table:table-cell>
          <table:table-cell office:value-type="string">
            <text:p>Zentiva K.S.</text:p>
          </table:table-cell>
          <table:table-cell office:value-type="string">
            <text:p>19/06/2001</text:p>
          </table:table-cell>
          <table:table-cell office:value-type="string">
            <text:p>Suspenso</text:p>
          </table:table-cell>
          <table:table-cell office:value-type="string">
            <text:p>12/12/2016</text:p>
          </table:table-cell>
          <table:table-cell office:value-type="string">
            <text:p>N05AL05</text:p>
          </table:table-cell>
          <table:table-cell office:value-type="string">
            <text:p>AMISULPRID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64014</text:p>
          </table:table-cell>
          <table:table-cell office:value-type="string">
            <text:p>EUTIROX 100 microgramos COMPRIMIDOS</text:p>
          </table:table-cell>
          <table:table-cell office:value-type="string">
            <text:p>Merck S.L.</text:p>
          </table:table-cell>
          <table:table-cell office:value-type="string">
            <text:p>26/06/2001</text:p>
          </table:table-cell>
          <table:table-cell office:value-type="string">
            <text:p>Autorizado</text:p>
          </table:table-cell>
          <table:table-cell office:value-type="string">
            <text:p>26/06/2001</text:p>
          </table:table-cell>
          <table:table-cell office:value-type="string">
            <text:p>H03AA01</text:p>
          </table:table-cell>
          <table:table-cell office:value-type="string">
            <text:p>LEVOTIROXINA SODIC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. Tratamiento De Larga Duración</text:p>
          </table:table-cell>
          <table:table-cell office:value-type="string">
            <text:p>Medicamentos con principios activos de estrecho margen terapéutico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string">
            <text:p>64052</text:p>
          </table:table-cell>
          <table:table-cell office:value-type="string">
            <text:p>PERME-CURE 5% CREMA</text:p>
          </table:table-cell>
          <table:table-cell office:value-type="string">
            <text:p>Ferrer Internacional, S.A.</text:p>
          </table:table-cell>
          <table:table-cell office:value-type="string">
            <text:p>04/07/2001</text:p>
          </table:table-cell>
          <table:table-cell office:value-type="string">
            <text:p>Autorizado</text:p>
          </table:table-cell>
          <table:table-cell office:value-type="string">
            <text:p>04/07/2001</text:p>
          </table:table-cell>
          <table:table-cell office:value-type="string">
            <text:p>P03AC04</text:p>
          </table:table-cell>
          <table:table-cell office:value-type="string">
            <text:p>PERMETRIN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3530</text:p>
          </table:table-cell>
          <table:table-cell office:value-type="string">
            <text:p>ZOVICREM LABIAL 50 mg/g CREMA</text:p>
          </table:table-cell>
          <table:table-cell office:value-type="string">
            <text:p>Glaxosmithkline Consumer Healthcare, S.A.</text:p>
          </table:table-cell>
          <table:table-cell office:value-type="string">
            <text:p>15/12/2000</text:p>
          </table:table-cell>
          <table:table-cell office:value-type="string">
            <text:p>Autorizado</text:p>
          </table:table-cell>
          <table:table-cell office:value-type="string">
            <text:p>15/12/2000</text:p>
          </table:table-cell>
          <table:table-cell office:value-type="string">
            <text:p>D06BB03</text:p>
          </table:table-cell>
          <table:table-cell office:value-type="string">
            <text:p>ACICLOVIR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in Recet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3546</text:p>
          </table:table-cell>
          <table:table-cell office:value-type="string">
            <text:p>FOSFATO DIPOTASICO 1M FRESENIUS KABI 174,2 MG/ML SOLUCION INYECTABLE</text:p>
          </table:table-cell>
          <table:table-cell office:value-type="string">
            <text:p>Fresenius Kabi España, S.A.U.</text:p>
          </table:table-cell>
          <table:table-cell office:value-type="string">
            <text:p>28/12/2000</text:p>
          </table:table-cell>
          <table:table-cell office:value-type="string">
            <text:p>Autorizado</text:p>
          </table:table-cell>
          <table:table-cell office:value-type="string">
            <text:p>28/12/2000</text:p>
          </table:table-cell>
          <table:table-cell office:value-type="string">
            <text:p>B05XA06</text:p>
          </table:table-cell>
          <table:table-cell office:value-type="string">
            <text:p>FOSFATO POTASICO DIBASICO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Uso Hospitalario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80027</text:p>
          </table:table-cell>
          <table:table-cell office:value-type="string">
            <text:p>LINEZOLID SANDOZ 2 MG/ML SOLUCION PARA PERFUSION EFG</text:p>
          </table:table-cell>
          <table:table-cell office:value-type="string">
            <text:p>Sandoz Farmaceutica, S.A.</text:p>
          </table:table-cell>
          <table:table-cell office:value-type="string">
            <text:p>23/07/2015</text:p>
          </table:table-cell>
          <table:table-cell office:value-type="string">
            <text:p>Autorizado</text:p>
          </table:table-cell>
          <table:table-cell office:value-type="string">
            <text:p>23/07/2015</text:p>
          </table:table-cell>
          <table:table-cell office:value-type="string">
            <text:p>J01XX08</text:p>
          </table:table-cell>
          <table:table-cell office:value-type="string">
            <text:p>LINEZOLID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Uso Hospitalario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3637</text:p>
          </table:table-cell>
          <table:table-cell office:value-type="string">
            <text:p>CLOXACILINA NORMON 500 mg POLVO PARA SOLUCION INYECTABLE EFG</text:p>
          </table:table-cell>
          <table:table-cell office:value-type="string">
            <text:p>Laboratorios Normon, S.A.</text:p>
          </table:table-cell>
          <table:table-cell office:value-type="string">
            <text:p>31/01/2001</text:p>
          </table:table-cell>
          <table:table-cell office:value-type="string">
            <text:p>Autorizado</text:p>
          </table:table-cell>
          <table:table-cell office:value-type="string">
            <text:p>31/01/2001</text:p>
          </table:table-cell>
          <table:table-cell office:value-type="string">
            <text:p>J01CF02</text:p>
          </table:table-cell>
          <table:table-cell office:value-type="string">
            <text:p>CLOXACILINA SODIC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80068</text:p>
          </table:table-cell>
          <table:table-cell office:value-type="string">
            <text:p>BUPRENORFINA ANDROMACO 35 MICROGRAMOS/HORA PARCHE TRANSDERMICO EFG</text:p>
          </table:table-cell>
          <table:table-cell office:value-type="string">
            <text:p>Andromaco Pharma S.L.</text:p>
          </table:table-cell>
          <table:table-cell office:value-type="string">
            <text:p>28/07/2015</text:p>
          </table:table-cell>
          <table:table-cell office:value-type="string">
            <text:p>Autorizado</text:p>
          </table:table-cell>
          <table:table-cell office:value-type="string">
            <text:p>28/07/2015</text:p>
          </table:table-cell>
          <table:table-cell office:value-type="string">
            <text:p>N02AE01</text:p>
          </table:table-cell>
          <table:table-cell office:value-type="string">
            <text:p>BUPRENORFIN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. Psicótropos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63696</text:p>
          </table:table-cell>
          <table:table-cell office:value-type="string">
            <text:p>LORATADINA CINFA 10 mg COMPRIMIDOS EFG</text:p>
          </table:table-cell>
          <table:table-cell office:value-type="string">
            <text:p>Laboratorios Cinfa, S.A.</text:p>
          </table:table-cell>
          <table:table-cell office:value-type="string">
            <text:p>23/02/2001</text:p>
          </table:table-cell>
          <table:table-cell office:value-type="string">
            <text:p>Autorizado</text:p>
          </table:table-cell>
          <table:table-cell office:value-type="string">
            <text:p>23/02/2001</text:p>
          </table:table-cell>
          <table:table-cell office:value-type="string">
            <text:p>R06AX13</text:p>
          </table:table-cell>
          <table:table-cell office:value-type="string">
            <text:p>LORATADIN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3763</text:p>
          </table:table-cell>
          <table:table-cell office:value-type="string">
            <text:p>GEMFIBROZILO SANDOZ 600 mg COMPRIMIDOS RECUBIERTOS CON PELÍCULA EFG</text:p>
          </table:table-cell>
          <table:table-cell office:value-type="string">
            <text:p>Sandoz Farmaceutica, S.A.</text:p>
          </table:table-cell>
          <table:table-cell office:value-type="string">
            <text:p>20/03/2001</text:p>
          </table:table-cell>
          <table:table-cell office:value-type="string">
            <text:p>Autorizado</text:p>
          </table:table-cell>
          <table:table-cell office:value-type="string">
            <text:p>20/03/2001</text:p>
          </table:table-cell>
          <table:table-cell office:value-type="string">
            <text:p>C10AB04</text:p>
          </table:table-cell>
          <table:table-cell office:value-type="string">
            <text:p>GEMFIBROZILO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Medicamento Sujeto A Prescripción Médica. Tratamiento De Larga Duración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78613</text:p>
          </table:table-cell>
          <table:table-cell office:value-type="string">
            <text:p>TEICOPLANINA ACCORD 200 MG POLVO Y DISOLVENTE PARA SOLUCION INYECTABLE Y PARA PERFUSION EFG</text:p>
          </table:table-cell>
          <table:table-cell office:value-type="string">
            <text:p>Accord Healthcare, S.L.U</text:p>
          </table:table-cell>
          <table:table-cell office:value-type="string">
            <text:p>01/04/2014</text:p>
          </table:table-cell>
          <table:table-cell office:value-type="string">
            <text:p>Autorizado</text:p>
          </table:table-cell>
          <table:table-cell office:value-type="string">
            <text:p>01/04/2014</text:p>
          </table:table-cell>
          <table:table-cell office:value-type="string">
            <text:p>J01XA02</text:p>
          </table:table-cell>
          <table:table-cell office:value-type="string">
            <text:p>TEICOPLANIN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Uso Hospitalario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4813</text:p>
          </table:table-cell>
          <table:table-cell office:value-type="string">
            <text:p>DEFLAZACORT ALTER 6 mg COMPRIMIDOS EFG</text:p>
          </table:table-cell>
          <table:table-cell office:value-type="string">
            <text:p>Laboratorios Alter, S.A.</text:p>
          </table:table-cell>
          <table:table-cell office:value-type="string">
            <text:p>03/06/2002</text:p>
          </table:table-cell>
          <table:table-cell office:value-type="string">
            <text:p>Autorizado</text:p>
          </table:table-cell>
          <table:table-cell office:value-type="string">
            <text:p>03/06/2002</text:p>
          </table:table-cell>
          <table:table-cell office:value-type="string">
            <text:p>H02AB13</text:p>
          </table:table-cell>
          <table:table-cell office:value-type="string">
            <text:p>DEFLAZACORT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. Tratamiento De Larga Duración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28410</text:p>
          </table:table-cell>
          <table:table-cell office:value-type="string">
            <text:p>DULCOLAXO BISACODILO 5 mg COMPRIMIDOS GASTRORRESISTENTES</text:p>
          </table:table-cell>
          <table:table-cell office:value-type="string">
            <text:p>Sanofi Aventis, S.A.</text:p>
          </table:table-cell>
          <table:table-cell office:value-type="string">
            <text:p>01/10/1962</text:p>
          </table:table-cell>
          <table:table-cell office:value-type="string">
            <text:p>Autorizado</text:p>
          </table:table-cell>
          <table:table-cell office:value-type="string">
            <text:p>01/10/1962</text:p>
          </table:table-cell>
          <table:table-cell office:value-type="string">
            <text:p>A06AB02</text:p>
          </table:table-cell>
          <table:table-cell office:value-type="string">
            <text:p>BISACODILO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in Recet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4877</text:p>
          </table:table-cell>
          <table:table-cell office:value-type="string">
            <text:p>ALPRAZOLAM ARISTO 1 mg COMPRIMIDOS EFG</text:p>
          </table:table-cell>
          <table:table-cell office:value-type="string">
            <text:p>Aristo Pharma Iberia, S.L</text:p>
          </table:table-cell>
          <table:table-cell office:value-type="string">
            <text:p>02/07/2002</text:p>
          </table:table-cell>
          <table:table-cell office:value-type="string">
            <text:p>Autorizado</text:p>
          </table:table-cell>
          <table:table-cell office:value-type="string">
            <text:p>02/07/2002</text:p>
          </table:table-cell>
          <table:table-cell office:value-type="string">
            <text:p>N05BA12</text:p>
          </table:table-cell>
          <table:table-cell office:value-type="string">
            <text:p>ALPRAZOLAM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. Psicótropos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78895</text:p>
          </table:table-cell>
          <table:table-cell office:value-type="string">
            <text:p>ALFUZOSINA AUROBINDO 10 MG COMPRIMIDOS DE LIBERACION PROLONGADA EFG</text:p>
          </table:table-cell>
          <table:table-cell office:value-type="string">
            <text:p>Laboratorios Aurobindo, S.L.U.</text:p>
          </table:table-cell>
          <table:table-cell office:value-type="string">
            <text:p>07/07/2014</text:p>
          </table:table-cell>
          <table:table-cell office:value-type="string">
            <text:p>Autorizado</text:p>
          </table:table-cell>
          <table:table-cell office:value-type="string">
            <text:p>07/07/2014</text:p>
          </table:table-cell>
          <table:table-cell office:value-type="string">
            <text:p>G04CA01</text:p>
          </table:table-cell>
          <table:table-cell office:value-type="string">
            <text:p>ALFUZOSINA HIDROCLORURO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4943</text:p>
          </table:table-cell>
          <table:table-cell office:value-type="string">
            <text:p>LABILENO 100 mg COMPRIMIDOS MASTICABLES/DISPERSABLES</text:p>
          </table:table-cell>
          <table:table-cell office:value-type="string">
            <text:p>Glaxosmithkline, S.A.</text:p>
          </table:table-cell>
          <table:table-cell office:value-type="string">
            <text:p>26/07/2002</text:p>
          </table:table-cell>
          <table:table-cell office:value-type="string">
            <text:p>Autorizado</text:p>
          </table:table-cell>
          <table:table-cell office:value-type="string">
            <text:p>26/07/2002</text:p>
          </table:table-cell>
          <table:table-cell office:value-type="string">
            <text:p>N03AX09</text:p>
          </table:table-cell>
          <table:table-cell office:value-type="string">
            <text:p>LAMOTRIGIN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. Tratamiento De Larga Duración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64212</text:p>
          </table:table-cell>
          <table:table-cell office:value-type="string">
            <text:p>ZIDOVUDINA ACCORD 300 mg COMPRIMIDOS EFG</text:p>
          </table:table-cell>
          <table:table-cell office:value-type="string">
            <text:p>Accord Healthcare, S.L.U</text:p>
          </table:table-cell>
          <table:table-cell office:value-type="string">
            <text:p>11/09/2001</text:p>
          </table:table-cell>
          <table:table-cell office:value-type="string">
            <text:p>Anulado</text:p>
          </table:table-cell>
          <table:table-cell office:value-type="string">
            <text:p>13/09/2016</text:p>
          </table:table-cell>
          <table:table-cell office:value-type="string">
            <text:p>J05AF01</text:p>
          </table:table-cell>
          <table:table-cell office:value-type="string">
            <text:p>ZIDOVUDIN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Uso Hospitalario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4269</text:p>
          </table:table-cell>
          <table:table-cell office:value-type="string">
            <text:p>SIMVASTATINA TEVA-RIMAFAR 10 mg COMPRIMIDOS RECUBIERTOS EFG</text:p>
          </table:table-cell>
          <table:table-cell office:value-type="string">
            <text:p>Teva Pharma S.L.U.</text:p>
          </table:table-cell>
          <table:table-cell office:value-type="string">
            <text:p>02/10/2001</text:p>
          </table:table-cell>
          <table:table-cell office:value-type="string">
            <text:p>Autorizado</text:p>
          </table:table-cell>
          <table:table-cell office:value-type="string">
            <text:p>02/10/2001</text:p>
          </table:table-cell>
          <table:table-cell office:value-type="string">
            <text:p>C10AA01</text:p>
          </table:table-cell>
          <table:table-cell office:value-type="string">
            <text:p>SIMVASTATIN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. Tratamiento De Larga Duración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4293</text:p>
          </table:table-cell>
          <table:table-cell office:value-type="string">
            <text:p>PENTAMIDINA ACCORD 300 mg POLVO Y DISOLVENTE PARA SOLUCION INYECTABLE EFG</text:p>
          </table:table-cell>
          <table:table-cell office:value-type="string">
            <text:p>Accord Healthcare, S.L.U</text:p>
          </table:table-cell>
          <table:table-cell office:value-type="string">
            <text:p>09/10/2001</text:p>
          </table:table-cell>
          <table:table-cell office:value-type="string">
            <text:p>Suspenso</text:p>
          </table:table-cell>
          <table:table-cell office:value-type="string">
            <text:p>28/02/2013</text:p>
          </table:table-cell>
          <table:table-cell office:value-type="string">
            <text:p>P01CX01</text:p>
          </table:table-cell>
          <table:table-cell office:value-type="string">
            <text:p>PENTAMIDINA ISETIONATO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Uso Hospitalario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4342</text:p>
          </table:table-cell>
          <table:table-cell office:value-type="string">
            <text:p>BILIFALK 250 mg CAPSULAS DURAS</text:p>
          </table:table-cell>
          <table:table-cell office:value-type="string">
            <text:p>Dr. Falk Pharma Gmbh</text:p>
          </table:table-cell>
          <table:table-cell office:value-type="string">
            <text:p>30/10/2001</text:p>
          </table:table-cell>
          <table:table-cell office:value-type="string">
            <text:p>Anulado</text:p>
          </table:table-cell>
          <table:table-cell office:value-type="string">
            <text:p>16/05/2017</text:p>
          </table:table-cell>
          <table:table-cell office:value-type="string">
            <text:p>A05AA02</text:p>
          </table:table-cell>
          <table:table-cell office:value-type="string">
            <text:p>URSODESOXICOLICO ACIDO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4360</text:p>
          </table:table-cell>
          <table:table-cell office:value-type="string">
            <text:p>OLICLINOMEL N6-900E EMULSION PARA PERFUSION</text:p>
          </table:table-cell>
          <table:table-cell office:value-type="string">
            <text:p>Baxter, S.L.</text:p>
          </table:table-cell>
          <table:table-cell office:value-type="string">
            <text:p>05/11/2001</text:p>
          </table:table-cell>
          <table:table-cell office:value-type="string">
            <text:p>Anulado</text:p>
          </table:table-cell>
          <table:table-cell office:value-type="string">
            <text:p>13/07/2017</text:p>
          </table:table-cell>
          <table:table-cell office:value-type="string">
            <text:p>B05BA10</text:p>
          </table:table-cell>
          <table:table-cell office:value-type="string">
            <text:p>SERINA, GLUCOSA ANHIDRA, POTASIO CLORURO, FENILALANINA, TRIPTOFANO, GLICINA, HISTIDINA, ISOLEUCINA, LEUCINA, TREONINA, METIONINA, CALCIO CLORURO DIHIDRATO, PROLINA, ACETATO SODIO TRIHIDRATO, LISINA, VALINA, ALANINA, GLICEROFOSFATO SODIO, TIROSINA, ARGININA, ACEITE DE SOJA <text:s/>ACEITE DE OLIVA, MAGNESIO CLORURO HEXAHIDRATO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O</text:p>
          </table:table-cell>
          <table:table-cell office:value-type="string">
            <text:p>Uso Hospitalario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4430</text:p>
          </table:table-cell>
          <table:table-cell office:value-type="string">
            <text:p>ALPRAZOLAM TARBIS 1 mg, COMPRIMIDOS EFG</text:p>
          </table:table-cell>
          <table:table-cell office:value-type="string">
            <text:p>Tarbis Farma, S.L.</text:p>
          </table:table-cell>
          <table:table-cell office:value-type="string">
            <text:p>30/11/2001</text:p>
          </table:table-cell>
          <table:table-cell office:value-type="string">
            <text:p>Autorizado</text:p>
          </table:table-cell>
          <table:table-cell office:value-type="string">
            <text:p>30/11/2001</text:p>
          </table:table-cell>
          <table:table-cell office:value-type="string">
            <text:p>N05BA12</text:p>
          </table:table-cell>
          <table:table-cell office:value-type="string">
            <text:p>ALPRAZOLAM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. Psicótropos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64535</text:p>
          </table:table-cell>
          <table:table-cell office:value-type="string">
            <text:p>PERFALGAN 10mg/ml SOLUCION PARA PERFUSION</text:p>
          </table:table-cell>
          <table:table-cell office:value-type="string">
            <text:p>Bristol Myers Squibb</text:p>
          </table:table-cell>
          <table:table-cell office:value-type="string">
            <text:p>24/01/2002</text:p>
          </table:table-cell>
          <table:table-cell office:value-type="string">
            <text:p>Anulado</text:p>
          </table:table-cell>
          <table:table-cell office:value-type="string">
            <text:p>28/01/2019</text:p>
          </table:table-cell>
          <table:table-cell office:value-type="string">
            <text:p>N02BE01</text:p>
          </table:table-cell>
          <table:table-cell office:value-type="string">
            <text:p>PARACETAMO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Uso Hospitalario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4615</text:p>
          </table:table-cell>
          <table:table-cell office:value-type="string">
            <text:p>FLUCONAZOL SANDOZ 200 MG CÁPSULAS DURAS EFG</text:p>
          </table:table-cell>
          <table:table-cell office:value-type="string">
            <text:p>Sandoz Farmaceutica, S.A.</text:p>
          </table:table-cell>
          <table:table-cell office:value-type="string">
            <text:p>05/03/2002</text:p>
          </table:table-cell>
          <table:table-cell office:value-type="string">
            <text:p>Autorizado</text:p>
          </table:table-cell>
          <table:table-cell office:value-type="string">
            <text:p>05/03/2002</text:p>
          </table:table-cell>
          <table:table-cell office:value-type="string">
            <text:p>J02AC01</text:p>
          </table:table-cell>
          <table:table-cell office:value-type="string">
            <text:p>FLUCONAZOL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4623</text:p>
          </table:table-cell>
          <table:table-cell office:value-type="string">
            <text:p>FLUCONAZOL MYLAN 200 mg CAPSULAS DURAS EFG</text:p>
          </table:table-cell>
          <table:table-cell office:value-type="string">
            <text:p>Mylan Pharmaceuticals, S.L.</text:p>
          </table:table-cell>
          <table:table-cell office:value-type="string">
            <text:p>07/03/2002</text:p>
          </table:table-cell>
          <table:table-cell office:value-type="string">
            <text:p>Autorizado</text:p>
          </table:table-cell>
          <table:table-cell office:value-type="string">
            <text:p>07/03/2002</text:p>
          </table:table-cell>
          <table:table-cell office:value-type="string">
            <text:p>J02AC01</text:p>
          </table:table-cell>
          <table:table-cell office:value-type="string">
            <text:p>FLUCONAZOL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64658</text:p>
          </table:table-cell>
          <table:table-cell office:value-type="string">
            <text:p>ACEOTO PLUS 3 mg/ml + 0,25 mg/ml GOTAS ÓTICAS EN SOLUCIÓN</text:p>
          </table:table-cell>
          <table:table-cell office:value-type="string">
            <text:p>Zambon, S.A.U.</text:p>
          </table:table-cell>
          <table:table-cell office:value-type="string">
            <text:p>25/03/2002</text:p>
          </table:table-cell>
          <table:table-cell office:value-type="string">
            <text:p>Autorizado</text:p>
          </table:table-cell>
          <table:table-cell office:value-type="string">
            <text:p>25/03/2002</text:p>
          </table:table-cell>
          <table:table-cell office:value-type="string">
            <text:p>S02CA05</text:p>
          </table:table-cell>
          <table:table-cell office:value-type="string">
            <text:p>FLUOCINOLONA ACETONIDO, CIPROFLOXACINO HIDROCLORURO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19625</text:p>
          </table:table-cell>
          <table:table-cell office:value-type="string">
            <text:p>DARAPRIM 25 mg COMPRIMIDOS</text:p>
          </table:table-cell>
          <table:table-cell office:value-type="string">
            <text:p>Smithkline Beecham Farma, S.A</text:p>
          </table:table-cell>
          <table:table-cell office:value-type="string">
            <text:p>01/07/1953</text:p>
          </table:table-cell>
          <table:table-cell office:value-type="string">
            <text:p>Autorizado</text:p>
          </table:table-cell>
          <table:table-cell office:value-type="string">
            <text:p>01/07/1953</text:p>
          </table:table-cell>
          <table:table-cell office:value-type="string">
            <text:p>P01BD01</text:p>
          </table:table-cell>
          <table:table-cell office:value-type="string">
            <text:p>PIRIMETAMIN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57329</text:p>
          </table:table-cell>
          <table:table-cell office:value-type="string">
            <text:p>TIENAM 500 mg/500 mg POLVO PARA SOLUCION PARA PERFUSION</text:p>
          </table:table-cell>
          <table:table-cell office:value-type="string">
            <text:p>Merck Sharp And Dohme De España, S.A.</text:p>
          </table:table-cell>
          <table:table-cell office:value-type="string">
            <text:p>01/07/1987</text:p>
          </table:table-cell>
          <table:table-cell office:value-type="string">
            <text:p>Anulado</text:p>
          </table:table-cell>
          <table:table-cell office:value-type="string">
            <text:p>15/10/2019</text:p>
          </table:table-cell>
          <table:table-cell office:value-type="string">
            <text:p>J01DH51</text:p>
          </table:table-cell>
          <table:table-cell office:value-type="string">
            <text:p>IMIPENEM, CILASTATINA SODIC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</text:p>
          </table:table-cell>
          <table:table-cell office:value-type="string">
            <text:p>Uso Hospitalario</text:p>
          </table:table-cell>
          <table:table-cell/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25908</text:p>
          </table:table-cell>
          <table:table-cell office:value-type="string">
            <text:p>POMADA OCULOS EPITELIZANTE 3 mg/g + 5,5 mg/g + 5mg/g POMADA OFTALMICA</text:p>
          </table:table-cell>
          <table:table-cell office:value-type="string">
            <text:p>Laboratoires Thea</text:p>
          </table:table-cell>
          <table:table-cell office:value-type="string">
            <text:p>01/05/1956</text:p>
          </table:table-cell>
          <table:table-cell office:value-type="string">
            <text:p>Autorizado</text:p>
          </table:table-cell>
          <table:table-cell office:value-type="string">
            <text:p>01/05/1956</text:p>
          </table:table-cell>
          <table:table-cell office:value-type="string">
            <text:p>S01AA20</text:p>
          </table:table-cell>
          <table:table-cell office:value-type="string">
            <text:p>GENTAMICINA SULFATO, METIONINA, RETINOL PALMITATO</text:p>
          </table:table-cell>
          <table:table-cell office:value-type="float" office:value="3">
            <text:p>3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office:value-type="string">
            <text:p>NO</text:p>
          </table:table-cell>
          <table:table-cell office:value-type="string">
            <text:p>SI</text:p>
          </table:table-cell>
        </table:table-row>
        <table:table-row table:style-name="ro1">
          <table:table-cell office:value-type="string">
            <text:p>65101</text:p>
          </table:table-cell>
          <table:table-cell office:value-type="string">
            <text:p>NEBILET 5 mg COMPRIMIDOS</text:p>
          </table:table-cell>
          <table:table-cell office:value-type="string">
            <text:p>Menarini International Operations Luxembourg, S.A.</text:p>
          </table:table-cell>
          <table:table-cell office:value-type="string">
            <text:p>12/12/2002</text:p>
          </table:table-cell>
          <table:table-cell office:value-type="string">
            <text:p>Autorizado</text:p>
          </table:table-cell>
          <table:table-cell office:value-type="string">
            <text:p>12/12/2002</text:p>
          </table:table-cell>
          <table:table-cell office:value-type="string">
            <text:p>C07AB12</text:p>
          </table:table-cell>
          <table:table-cell office:value-type="string">
            <text:p>NEBIVOLOL HIDROCLORURO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3P0" style:volatile="true">
      <number:number number:decimal-places="0" number:min-integer-digits="1" number:grouping="true"/>
      <number:text> </number:text>
    </number:number-style>
    <number:number-style style:name="N103P1" style:volatile="true">
      <number:text>  (</number:text>
      <number:number number:decimal-places="0" number:min-integer-digits="1" number:grouping="true"/>
      <number:text>)</number:text>
    </number:number-style>
    <number:number-style style:name="N103P2" style:volatile="true">
      <number:text>- </number:text>
    </number:number-style>
    <number:text-style style:name="N103">
      <number:text-content/>
      <number:text> </number:text>
      <style:map style:condition="value()&gt;0" style:apply-style-name="N103P0"/>
      <style:map style:condition="value()&lt;0" style:apply-style-name="N103P1"/>
      <style:map style:condition="value()=0" style:apply-style-name="N103P2"/>
    </number:text-style>
    <number:number-style style:name="N104P0" style:volatile="true">
      <number:text>$ </number:text>
      <number:number number:decimal-places="0" number:min-integer-digits="1" number:grouping="true"/>
      <number:text> </number:text>
    </number:number-style>
    <number:number-style style:name="N104P1" style:volatile="true">
      <number:text>$ (</number:text>
      <number:number number:decimal-places="0" number:min-integer-digits="1" number:grouping="true"/>
      <number:text>)</number:text>
    </number:number-style>
    <number:number-style style:name="N104P2" style:volatile="true">
      <number:text>$ - </number:text>
    </number:number-style>
    <number:text-style style:name="N104"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number-style style:name="N105P0" style:volatile="true">
      <number:number number:decimal-places="2" number:min-integer-digits="1" number:grouping="true"/>
      <number:text> </number:text>
    </number:number-style>
    <number:number-style style:name="N105P1" style:volatile="true">
      <number:text>  (</number:text>
      <number:number number:decimal-places="2" number:min-integer-digits="1" number:grouping="true"/>
      <number:text>)</number:text>
    </number:number-style>
    <number:number-style style:name="N105P2" style:volatile="true">
      <number:text>- </number:text>
    </number:number-style>
    <number:text-style style:name="N105"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number-style style:name="N106P0" style:volatile="true">
      <number:text>$ </number:text>
      <number:number number:decimal-places="2" number:min-integer-digits="1" number:grouping="true"/>
      <number:text> </number:text>
    </number:number-style>
    <number:number-style style:name="N106P1" style:volatile="true">
      <number:text>$ (</number:text>
      <number:number number:decimal-places="2" number:min-integer-digits="1" number:grouping="true"/>
      <number:text>)</number:text>
    </number:number-style>
    <number:number-style style:name="N106P2" style:volatile="true">
      <number:text>$ -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4">04/03/2020</text:date>, <text:time>17:45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7:45:25.70</meta:creation-date>
    <dc:date>2020-03-04T17:45:44.67</dc:date>
    <meta:editing-duration>PT19S</meta:editing-duration>
    <meta:editing-cycles>1</meta:editing-cycles>
    <meta:document-statistic meta:table-count="3" meta:cell-count="1405" meta:object-count="0"/>
    <meta:generator>OpenOffice/4.1.7$Win32 OpenOffice.org_project/417m1$Build-9800</meta:generator>
  </office:meta>
</office:document-meta>
</file>